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4"/>
    <style:style style:name="P3" style:family="paragraph" style:parent-style-name="Text_20_body" style:list-style-name="L5"/>
    <style:style style:name="P4" style:family="paragraph" style:parent-style-name="Text_20_body" style:list-style-name="L6"/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4">
      <style:paragraph-properties fo:margin-top="0in" fo:margin-bottom="0in"/>
    </style:style>
    <style:style style:name="P8" style:family="paragraph" style:parent-style-name="Text_20_body" style:list-style-name="L5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markdown-header-minutes-of-meet"/><text:span text:style-name="Strong_20_Emphasis">Minutes of Meet</text:span></text:h>
      <text:list xml:id="list970374493" text:style-name="L1">
        <text:list-item>
          <text:p text:style-name="P5"><text:span text:style-name="Strong_20_Emphasis">Time</text:span> : 9:00 AM - 9:25 AM </text:p>
        </text:list-item>
        <text:list-item>
          <text:p text:style-name="P5"><text:span text:style-name="Strong_20_Emphasis">Date</text:span> : 14th August 2014 </text:p>
        </text:list-item>
        <text:list-item>
          <text:p text:style-name="P5"><text:span text:style-name="Strong_20_Emphasis">Mentor</text:span> : Mr Raghu Prodduturi </text:p>
          <text:p text:style-name="P5"><text:span text:style-name="Strong_20_Emphasis"/></text:p>
        </text:list-item>
      </text:list>
      <text:list xml:id="list147330814" text:style-name="L4">
        <text:list-item>
          <text:p text:style-name="P7"><text:span text:style-name="Strong_20_Emphasis">Time</text:span> : 9:00 AM - 9:25 AM </text:p>
        </text:list-item>
        <text:list-item>
          <text:p text:style-name="P7"><text:span text:style-name="Strong_20_Emphasis">Date</text:span> : 14th August 2014 </text:p>
        </text:list-item>
        <text:list-item>
          <text:p text:style-name="P7"><text:span text:style-name="Strong_20_Emphasis">Mentor</text:span> : Mr Raghu Prodduturi </text:p>
        </text:list-item>
        <text:list-item>
          <text:p text:style-name="P2"><text:span text:style-name="Strong_20_Emphasis">Topics Discussed</text:span> : </text:p>
        </text:list-item>
      </text:list>
      <text:list xml:id="list1384121147" text:style-name="L5">
        <text:list-item>
          <text:p text:style-name="P8"><text:span text:style-name="Emphasis">General Introduction</text:span> - Getting associated with the team members, discussing different capabilities of team members, available time for meeting in the future. </text:p>
          <text:p text:style-name="P8"/>
        </text:list-item>
        <text:list-item>
          <text:p text:style-name="P8"><text:span text:style-name="Emphasis">Project Discussion</text:span> - Discussed technologies available at our disposal that can be used in the project ( PHP , BootStrap , HipChat, BitBucket ) and Different Resources for reference (<text:a xlink:type="simple" xlink:href="http://quickbooks.intuit.com/">http://quickbooks.intuit.com/</text:a> , <text:a xlink:type="simple" xlink:href="https://www.cobot.me/spaces">https://www.cobot.me/spaces</text:a> , <text:a xlink:type="simple" xlink:href="http://sourceforge.net/projects/phpsked/">http://sourceforge.net/projects/phpsked/</text:a> ). We were also asked to look into REST API and how they work and are made. We also discussed about a phoneapp which could possibly be made in the future if time permits and if the webapp is completed (2nd Release). </text:p>
          <text:p text:style-name="P8"/>
        </text:list-item>
        <text:list-item>
          <text:p text:style-name="P3"><text:span text:style-name="Emphasis">Others</text:span> - We got 2 weeks for referencing the resources and preparing for the project by learning the technologies. </text:p>
        </text:list-item>
      </text:list>
      <text:list xml:id="list2056909978" text:style-name="L6">
        <text:list-item>
          <text:p text:style-name="P4"><text:span text:style-name="Strong_20_Emphasis">Next Meet</text:span> : 27th August 2014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utam </meta:initial-creator>
    <meta:creation-date>2014-08-31T23:36:54</meta:creation-date>
    <dc:date>2014-08-31T23:41:26</dc:date>
    <dc:creator>Goutam </dc:creator>
    <meta:editing-duration>PT1M42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2" meta:word-count="174" meta:character-count="1006" meta:non-whitespace-character-count="844"/>
  </office:meta>
</office:document-meta>
</file>